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79in" fo:margin-left="0in" table:align="left" fo:keep-with-next="always"/>
    </style:style>
    <style:style style:name="Table1.A" style:family="table-column">
      <style:table-column-properties style:column-width="1.3375in"/>
    </style:style>
    <style:style style:name="Table1.B" style:family="table-column">
      <style:table-column-properties style:column-width="1.3382in"/>
    </style:style>
    <style:style style:name="Table1.D" style:family="table-column">
      <style:table-column-properties style:column-width="1.3424in"/>
    </style:style>
    <style:style style:name="Table1.E" style:family="table-column">
      <style:table-column-properties style:column-width="1.34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text-shadow="1pt 1pt"/>
    </style:style>
    <style:style style:name="P3" style:family="paragraph" style:parent-style-name="Table_20_Contents">
      <style:paragraph-properties fo:text-align="center" style:justify-single-word="false"/>
      <style:text-properties fo:text-shadow="1pt 1pt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traccion de atributos</text:p>
      <text:p text:style-name="Standard"/>
      <text:p text:style-name="Standard"><text:tab/>Para analizar los distintos wavs para el desarrollo del modelo utilizamos la herramienta open-smile, con la configuracion para el InterSpeech 2010 Parallinguistic challenge (paralling-IS10.conf). Esta configuracion nos permite extraer alrededor de 1500 atributos para cada wav de la biblioteca para desarrollo, de los cuales tuvimos que eliminar uno y modificar otro. </text:p>
      <text:p text:style-name="Standard"><text:tab/>Para esto confeccionamos un script (extraer-atributos.py) el cual 'appendea' para cada wav los valores de sus atributos al archivo output.arff, modifica el valor por defecto para la clase numeric como un atributo enum genero {m,f} y para cada wav setea el valor de la clase a partir del nombre del wav. El primer atributo "name" debimos eliminarlo puesto que Weka no trabaja con strings y complica el desarrollo del trabajo.</text:p>
      <text:p text:style-name="Standard"/>
      <text:p text:style-name="Standard">seleccion de atributos</text:p>
      <text:p text:style-name="Standard"/>
      <text:p text:style-name="Standard"><text:tab/>Para el modelo no es posible utilizar todos estos atributos porque estariamos sobreajustando, debemos seleccionar a lo sumo cuarenta de ellos para obtener un modelo 'consistente'. </text:p>
      <text:p text:style-name="Standard">Utilizamos varios de los metodos propuestos por Weka (Ranker, GreedyStepwise con JRip, con j48, RandomForest, Best First, ExtensiveSearch) variando incluso sus evaluadores, y nos quedamos con aquellos atributos que tenian mas coincidencias. </text:p>
      <text:p text:style-name="Standard"/>
      <text:p text:style-name="Standard">extraer el modelo, RandomForest</text:p>
      <text:p text:style-name="Standard"/>
      <text:p text:style-name="Standard"><text:tab/>Para esta instancia generamos distintos modelos y luego los comparamos en eficiencia, contrastandolos entre si con un set de datos de test que armamos archivos de audio de personas conocidas, varios hombres y mujeres que accedieron a mandarnos un pequeño audio de entre 3 y 7 segundos.</text:p>
      <text:p text:style-name="Standard">Comparamos los modelos de...<text:tab/>...guiandonos por la clasificacion de eficiencia que nos ofrece Weka en cross-validation con los wavs de tp2-dev.</text:p>
      <text:p text:style-name="Standard"/>
      <text:p text:style-name="Standard">Resulto ser el mas eficiente el algoritmo de RandomForest seteado con 21 arboles. El mismo lo testeamos con nuestra biblioteca casera de wavs en la carpeta $test$. Pronosticamos una eficiencia del 80%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ext:soft-page-break/>
        <table:table-row>
          <table:table-cell table:style-name="Table1.A1" office:value-type="string">
            <text:p text:style-name="P2">Modelo</text:p>
          </table:table-cell>
          <table:table-cell table:style-name="Table1.A1" office:value-type="string">
            <text:p text:style-name="P2">Aciertos</text:p>
          </table:table-cell>
          <table:table-cell table:style-name="Table1.A1" office:value-type="string">
            <text:p text:style-name="P2">Errores</text:p>
          </table:table-cell>
          <table:table-cell table:style-name="Table1.A1" office:value-type="string">
            <text:p text:style-name="P2">Efectividad en tests propios</text:p>
          </table:table-cell>
          <table:table-cell table:style-name="Table1.E1" office:value-type="string">
            <text:p text:style-name="P2">Efectividad en tests tp2-dev</text:p>
          </table:table-cell>
        </table:table-row>
        <table:table-row>
          <table:table-cell table:style-name="Table1.A2" office:value-type="string">
            <text:p text:style-name="P1">j48_2.model</text:p>
          </table:table-cell>
          <table:table-cell table:style-name="Table1.A2" office:value-type="string">
            <text:p text:style-name="P1">36</text:p>
          </table:table-cell>
          <table:table-cell table:style-name="Table1.A2" office:value-type="string">
            <text:p text:style-name="P1">17</text:p>
          </table:table-cell>
          <table:table-cell table:style-name="Table1.A2" office:value-type="string">
            <text:p text:style-name="P1">67.9245283019%</text:p>
          </table:table-cell>
          <table:table-cell table:style-name="Table1.E2" office:value-type="string">
            <text:p text:style-name="P1">96.6667%</text:p>
          </table:table-cell>
        </table:table-row>
        <table:table-row>
          <table:table-cell table:style-name="Table1.A2" office:value-type="string">
            <text:p text:style-name="P1">randomforest_3.model</text:p>
          </table:table-cell>
          <table:table-cell table:style-name="Table1.A2" office:value-type="string">
            <text:p text:style-name="P1">42</text:p>
          </table:table-cell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79.2452830189%</text:p>
          </table:table-cell>
          <table:table-cell table:style-name="Table1.E2" office:value-type="string">
            <text:p text:style-name="P1">96.6667%</text:p>
          </table:table-cell>
        </table:table-row>
        <table:table-row>
          <table:table-cell table:style-name="Table1.A2" office:value-type="string">
            <text:p text:style-name="P1">j48graft.model</text:p>
          </table:table-cell>
          <table:table-cell table:style-name="Table1.A2" office:value-type="string">
            <text:p text:style-name="P1">37</text:p>
          </table:table-cell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1">69.8113207547%</text:p>
          </table:table-cell>
          <table:table-cell table:style-name="Table1.E2" office:value-type="string">
            <text:p text:style-name="P1">96.6667%</text:p>
          </table:table-cell>
        </table:table-row>
        <table:table-row>
          <table:table-cell table:style-name="Table1.A2" office:value-type="string">
            <text:p text:style-name="P1">jrip_2.model</text:p>
          </table:table-cell>
          <table:table-cell table:style-name="Table1.A2" office:value-type="string">
            <text:p text:style-name="P1">39</text:p>
          </table:table-cell>
          <table:table-cell table:style-name="Table1.A2" office:value-type="string">
            <text:p text:style-name="P1">14</text:p>
          </table:table-cell>
          <table:table-cell table:style-name="Table1.A2" office:value-type="string">
            <text:p text:style-name="P1">73.5849056604%</text:p>
          </table:table-cell>
          <table:table-cell table:style-name="Table1.E2" office:value-type="string">
            <text:p text:style-name="P1">95%</text:p>
          </table:table-cell>
        </table:table-row>
        <table:table-row>
          <table:table-cell table:style-name="Table1.A2" office:value-type="string">
            <text:p text:style-name="P1">randomforest.model</text:p>
          </table:table-cell>
          <table:table-cell table:style-name="Table1.A2" office:value-type="string">
            <text:p text:style-name="P1">41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77.358490566%</text:p>
          </table:table-cell>
          <table:table-cell table:style-name="Table1.E2" office:value-type="string">
            <text:p text:style-name="P1">94.4444 %</text:p>
          </table:table-cell>
        </table:table-row>
        <table:table-row>
          <table:table-cell table:style-name="Table1.A2" office:value-type="string">
            <text:p text:style-name="P1">randomtree.model</text:p>
          </table:table-cell>
          <table:table-cell table:style-name="Table1.A2" office:value-type="string">
            <text:p text:style-name="P1">38</text:p>
          </table:table-cell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P1">71.6981132075%</text:p>
          </table:table-cell>
          <table:table-cell table:style-name="Table1.E2" office:value-type="string">
            <text:p text:style-name="P1">95.5556%</text:p>
          </table:table-cell>
        </table:table-row>
        <table:table-row>
          <table:table-cell table:style-name="Table1.A2" office:value-type="string">
            <text:p text:style-name="P1">bayes.model</text:p>
          </table:table-cell>
          <table:table-cell table:style-name="Table1.A2" office:value-type="string">
            <text:p text:style-name="P1">43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81.1320754717%</text:p>
          </table:table-cell>
          <table:table-cell table:style-name="Table1.E2" office:value-type="string">
            <text:p text:style-name="P1">94.4444%</text:p>
          </table:table-cell>
        </table:table-row>
        <table:table-row>
          <table:table-cell table:style-name="Table1.A2" office:value-type="string">
            <text:p text:style-name="P1">smo.model</text:p>
          </table:table-cell>
          <table:table-cell table:style-name="Table1.A2" office:value-type="string">
            <text:p text:style-name="P1">41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77.358490566%</text:p>
          </table:table-cell>
          <table:table-cell table:style-name="Table1.E2" office:value-type="string">
            <text:p text:style-name="P1">96.6667%</text:p>
          </table:table-cell>
        </table:table-row>
        <table:table-row>
          <table:table-cell table:style-name="Table1.A2" office:value-type="string">
            <text:p text:style-name="P1">randomforest_2.model</text:p>
          </table:table-cell>
          <table:table-cell table:style-name="Table1.A2" office:value-type="string">
            <text:p text:style-name="P1">42</text:p>
          </table:table-cell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79.2452830189%</text:p>
          </table:table-cell>
          <table:table-cell table:style-name="Table1.E2" office:value-type="string">
            <text:p text:style-name="P1">96.1111%</text:p>
          </table:table-cell>
        </table:table-row>
      </table:table>
      <text:p text:style-name="Table">Table <text:sequence text:ref-name="refTable0" text:name="Table" text:formula="ooow:Table+1" style:num-format="1">1</text:sequence>: Atributos usados: @attribute mfcc_sma[11]_amean @attribute mfcc_sma[12]_linregc2 @attribute F0finEnv_sma_amean @attribute F0finEnv_sma_quartile1 @attribute F0finEnv_sma_quartile3 @attribute voicingFinalUnclipped_sma_percentile99.0 @attribute F0final_sma_quartile1 @attribute F0final_sma_quartile2 numeric (8 atributo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antos</meta:initial-creator>
    <meta:creation-date>2014-11-03T14:29:11</meta:creation-date>
    <dc:date>2014-11-03T16:33:52</dc:date>
    <dc:creator>Martin Santos</dc:creator>
    <meta:editing-duration>PT51M50S</meta:editing-duration>
    <meta:editing-cycles>6</meta:editing-cycles>
    <meta:generator>LibreOffice/3.5$Linux_X86_64 LibreOffice_project/350m1$Build-2</meta:generator>
    <meta:document-statistic meta:table-count="1" meta:image-count="0" meta:object-count="0" meta:page-count="2" meta:paragraph-count="61" meta:word-count="369" meta:character-count="2684" meta:non-whitespace-character-count="2369"/>
  </office:meta>
</office:document-meta>
</file>